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71cm"/>
    </style:style>
    <style:style style:name="co4" style:family="table-column">
      <style:table-column-properties fo:break-before="auto" style:column-width="7.678cm"/>
    </style:style>
    <style:style style:name="co5" style:family="table-column">
      <style:table-column-properties fo:break-before="auto" style:column-width="6.562cm"/>
    </style:style>
    <style:style style:name="co6" style:family="table-column">
      <style:table-column-properties fo:break-before="auto" style:column-width="6.726cm"/>
    </style:style>
    <style:style style:name="ro1" style:family="table-row">
      <style:table-row-properties style:row-height="1.84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${Remove type:”table”, now:false}</text:p>
            <text:p>${Push key:”sum”, value:0}</text:p>
            <text:p>${Clone name:”TableA”, newName:”CloneA”}</text:p>
            <text:p>${Clone name:”TableB”, newName:”CloneB”, insertBefore:”TableD”}</text:p>
          </table:table-cell>
        </table:table-row>
      </table:table>
      <table:table table:name="TableA" table:style-name="ta1">
        <table:table-column table:style-name="co2" table:default-cell-style-name="Default"/>
        <table:table-column table:style-name="co3" table:default-cell-style-name="ce1"/>
        <table:table-row table:style-name="ro3">
          <table:table-cell/>
          <table:table-cell office:value-type="string" calcext:value-type="string">
            <text:p><text:span text:style-name="T1">${Calc $a:”sum”, b:2, key:”sum”}</text:span></text:p>
            <text:p><text:span text:style-name="T1">${$sum}</text:span></text:p>
          </table:table-cell>
        </table:table-row>
      </table:table>
      <table:table table:name="TableB" table:style-name="ta1">
        <table:table-column table:style-name="co2" table:default-cell-style-name="Default"/>
        <table:table-column table:style-name="co4" table:default-cell-style-name="ce1"/>
        <table:table-row table:style-name="ro3">
          <table:table-cell/>
          <table:table-cell office:value-type="string" calcext:value-type="string">
            <text:p>${Calc $a:”sum”, b:8, key:”sum”}</text:p>
            <text:p>${$sum}</text:p>
          </table:table-cell>
        </table:table-row>
      </table:table>
      <table:table table:name="TableC" table:style-name="ta1">
        <table:table-column table:style-name="co2" table:default-cell-style-name="Default"/>
        <table:table-column table:style-name="co5" table:default-cell-style-name="ce1"/>
        <table:table-row table:style-name="ro3">
          <table:table-cell/>
          <table:table-cell office:value-type="string" calcext:value-type="string">
            <text:p>${Calc $a:”sum”, b:32, key:”sum”}</text:p>
            <text:p>${$sum}</text:p>
          </table:table-cell>
        </table:table-row>
      </table:table>
      <table:table table:name="TableD" table:style-name="ta1">
        <table:table-column table:style-name="co2" table:default-cell-style-name="Default"/>
        <table:table-column table:style-name="co6" table:default-cell-style-name="ce1"/>
        <table:table-row table:style-name="ro3">
          <table:table-cell/>
          <table:table-cell office:value-type="string" calcext:value-type="string">
            <text:p><text:span text:style-name="T2">${Calc $a:”sum”, b:128, key:”sum”}</text:span></text:p>
            <text:p><text:span text:style-name="T2">${$sum}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4T18:22:44.662000000</meta:creation-date>
    <dc:date>2025-04-04T18:28:42.454000000</dc:date>
    <meta:editing-duration>PT5M56S</meta:editing-duration>
    <meta:editing-cycles>3</meta:editing-cycles>
    <meta:generator>LibreOffice/7.6.2.1$Windows_X86_64 LibreOffice_project/56f7684011345957bbf33a7ee678afaf4d2ba333</meta:generator>
    <meta:document-statistic meta:table-count="5" meta:cell-count="5" meta:object-count="0"/>
  </office:meta>
</office:document-meta>
</file>